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13b54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c8080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e5aca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ee9a7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ee9a7" officeooo:paragraph-rsid="000ee9a7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19a78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paragraph-rsid="00013b54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rsid="0017cb80" officeooo:paragraph-rsid="0017cb80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1a37e2" officeooo:paragraph-rsid="001a37e2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1a37e2" officeooo:paragraph-rsid="0017cb80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1d4d45" officeooo:paragraph-rsid="0017cb80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1f131a" officeooo:paragraph-rsid="001f131a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2563eb" officeooo:paragraph-rsid="002563eb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rsid="002749e7" officeooo:paragraph-rsid="002749e7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2749e7" officeooo:paragraph-rsid="00392f9a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285412" officeooo:paragraph-rsid="00285412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2b6adf" officeooo:paragraph-rsid="002b6adf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weight="bold" officeooo:rsid="002e8bfb" officeooo:paragraph-rsid="002e8bfb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rsid="002eb558" officeooo:paragraph-rsid="002eb558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366b1e" officeooo:paragraph-rsid="00345852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weight="bold" officeooo:rsid="00392f9a" officeooo:paragraph-rsid="00392f9a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weight="bold" officeooo:rsid="00392f9a" officeooo:paragraph-rsid="0039a2e8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fo:font-weight="bold" officeooo:rsid="0039cd0d" officeooo:paragraph-rsid="0039cd0d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weight="bold" officeooo:rsid="003c0ff2" officeooo:paragraph-rsid="003c0ff2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officeooo:rsid="00405d00" officeooo:paragraph-rsid="00405d00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119a78" officeooo:paragraph-rsid="00119a78"/>
    </style:style>
    <style:style style:name="P2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345852" officeooo:paragraph-rsid="00345852" style:font-weight-asian="bold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font-weight="bold" officeooo:rsid="001a37e2" officeooo:paragraph-rsid="002563eb" style:font-weight-asian="bold" style:font-weight-complex="bold"/>
    </style:style>
    <style:style style:name="P30" style:family="paragraph" style:parent-style-name="Preformatted_20_Text">
      <style:paragraph-properties fo:margin-top="0cm" fo:margin-bottom="0cm" loext:contextual-spacing="false"/>
      <style:text-properties fo:font-weight="bold" officeooo:rsid="002749e7" officeooo:paragraph-rsid="0030156e" style:font-weight-asian="bold" style:font-weight-complex="bold"/>
    </style:style>
    <style:style style:name="P31" style:family="paragraph" style:parent-style-name="Preformatted_20_Text">
      <style:paragraph-properties fo:margin-top="0cm" fo:margin-bottom="0cm" loext:contextual-spacing="false"/>
      <style:text-properties fo:font-weight="bold" officeooo:rsid="002749e7" officeooo:paragraph-rsid="002749e7" style:font-weight-asian="bold" style:font-weight-complex="bold"/>
    </style:style>
    <style:style style:name="P32" style:family="paragraph" style:parent-style-name="Preformatted_20_Text">
      <style:paragraph-properties fo:margin-top="0cm" fo:margin-bottom="0cm" loext:contextual-spacing="false"/>
      <style:text-properties fo:font-weight="bold" officeooo:rsid="0039cd0d" officeooo:paragraph-rsid="0039cd0d" style:font-weight-asian="bold" style:font-weight-complex="bold"/>
    </style:style>
    <style:style style:name="P33" style:family="paragraph" style:parent-style-name="Standard">
      <style:text-properties officeooo:paragraph-rsid="002563eb"/>
    </style:style>
    <style:style style:name="P34" style:family="paragraph" style:parent-style-name="Text_20_body">
      <style:paragraph-properties fo:margin-top="0cm" fo:margin-bottom="0cm" loext:contextual-spacing="false"/>
      <style:text-properties fo:color="#c9211e" fo:font-weight="bold" officeooo:rsid="00405d00" officeooo:paragraph-rsid="00405d00" style:font-weight-asian="bold" style:font-weight-complex="bold"/>
    </style:style>
    <style:style style:name="P35" style:family="paragraph" style:parent-style-name="Text_20_body">
      <style:text-properties fo:font-weight="bold" officeooo:rsid="0041559f" officeooo:paragraph-rsid="0041559f" style:font-weight-asian="bold" style:font-weight-complex="bold"/>
    </style:style>
    <style:style style:name="T1" style:family="text">
      <style:text-properties officeooo:rsid="000ee9a7"/>
    </style:style>
    <style:style style:name="T2" style:family="text">
      <style:text-properties officeooo:rsid="00119a78"/>
    </style:style>
    <style:style style:name="T3" style:family="text">
      <style:text-properties officeooo:rsid="0022aa9f"/>
    </style:style>
    <style:style style:name="T4" style:family="text">
      <style:text-properties officeooo:rsid="002b6adf"/>
    </style:style>
    <style:style style:name="T5" style:family="text">
      <style:text-properties officeooo:rsid="00392f9a"/>
    </style:style>
    <style:style style:name="T6" style:family="text">
      <style:text-properties officeooo:rsid="0039a2e8"/>
    </style:style>
    <style:style style:name="T7" style:family="text">
      <style:text-properties fo:color="#c92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on@415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8:29:34.505205474</meta:creation-date>
    <dc:date>2021-12-28T18:57:16.976030556</dc:date>
    <meta:editing-duration>PT11H29M25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